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S" style:display-name="TABLA_ITEMS" style:family="table">
      <style:table-properties style:width="10.1563in" fo:margin-left="0in" fo:margin-right="-0.041in" table:align="margins"/>
    </style:style>
    <style:style style:name="TABLA_5f_ITEMS.A" style:display-name="TABLA_ITEMS.A" style:family="table-column">
      <style:table-column-properties style:column-width="3.8542in" style:rel-column-width="24869*"/>
    </style:style>
    <style:style style:name="TABLA_5f_ITEMS.B" style:display-name="TABLA_ITEMS.B" style:family="table-column">
      <style:table-column-properties style:column-width="3.2708in" style:rel-column-width="21105*"/>
    </style:style>
    <style:style style:name="TABLA_5f_ITEMS.C" style:display-name="TABLA_ITEMS.C" style:family="table-column">
      <style:table-column-properties style:column-width="3.0313in" style:rel-column-width="19561*"/>
    </style:style>
    <style:style style:name="TABLA_5f_ITEMS.1" style:display-name="TABLA_ITEMS.1" style:family="table-row">
      <style:table-row-properties fo:keep-together="auto"/>
    </style:style>
    <style:style style:name="TABLA_5f_ITEMS.A1" style:display-name="TABLA_ITEM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S.C1" style:display-name="TABLA_ITEMS.C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S.A2" style:display-name="TABLA_ITEMS.A2" style:family="table-cell">
      <style:table-cell-properties fo:padding="0.0382in" fo:border-left="0.05pt solid #000000" fo:border-right="none" fo:border-top="none" fo:border-bottom="0.05pt solid #000000"/>
    </style:style>
    <style:style style:name="TABLA_5f_ITEMS.B2" style:display-name="TABLA_ITEMS.B2" style:family="table-cell">
      <style:table-cell-properties fo:padding="0.0382in" fo:border-left="0.05pt solid #000000" fo:border-right="none" fo:border-top="none" fo:border-bottom="0.05pt solid #000000"/>
    </style:style>
    <style:style style:name="TABLA_5f_ITEMS.C2" style:display-name="TABLA_ITEMS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26576" style:font-name-asian="Arial" style:font-size-asian="8pt" style:font-name-complex="Arial" style:font-size-complex="8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26576" style:font-name-asian="Arial" style:font-size-asian="8pt" style:font-name-complex="Arial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officeooo:rsid="0027d500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7d500" officeooo:paragraph-rsid="0027d50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7" style:family="paragraph" style:parent-style-name="Footer">
      <style:text-properties style:font-name="Arial1" fo:font-size="9pt" style:font-size-asian="9pt" style:font-size-complex="9pt"/>
    </style:style>
    <style:style style:name="P8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9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8pt" fo:font-style="italic" style:font-name-asian="Arial" style:font-size-asian="8pt" style:font-style-asian="italic" style:font-name-complex="Arial" style:font-size-complex="8pt" style:font-style-complex="italic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f15c4" officeooo:paragraph-rsid="002f15c4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27d500" officeooo:paragraph-rsid="0027d500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fe13f" officeooo:paragraph-rsid="002fe13f" style:font-name-asian="Arial" style:font-size-asian="8pt" style:font-name-complex="Arial" style:font-size-complex="8pt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281993" officeooo:paragraph-rsid="00281993" style:font-name-asian="Arial" style:font-size-asian="8pt" style:font-name-complex="Arial" style:font-size-complex="8pt"/>
    </style:style>
    <style:style style:name="P14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2e3a" style:font-weight-asian="bold" style:font-weight-complex="bold"/>
    </style:style>
    <style:style style:name="T3" style:family="text">
      <style:text-properties officeooo:rsid="002d02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8">Listado <text:span text:style-name="T3">de todas las clases</text:span></text:p>
      <text:p text:style-name="P5"/>
      <text:p text:style-name="P9"/>
      <table:table table:name="TABLA_ITEMS" table:style-name="TABLA_5f_ITEMS">
        <table:table-column table:style-name="TABLA_5f_ITEMS.A"/>
        <table:table-column table:style-name="TABLA_5f_ITEMS.B"/>
        <table:table-column table:style-name="TABLA_5f_ITEMS.C"/>
        <table:table-header-rows>
          <table:table-row table:style-name="TABLA_5f_ITEMS.1">
            <table:table-cell table:style-name="TABLA_5f_ITEMS.A1" office:value-type="string">
              <text:p text:style-name="P10">Partida Parcial</text:p>
            </table:table-cell>
            <table:table-cell table:style-name="TABLA_5f_ITEMS.A1" office:value-type="string">
              <text:p text:style-name="P11">Codigo</text:p>
            </table:table-cell>
            <table:table-cell table:style-name="TABLA_5f_ITEMS.C1" office:value-type="string">
              <text:p text:style-name="P11">Nombre</text:p>
            </table:table-cell>
          </table:table-row>
        </table:table-header-rows>
        <table:table-row table:style-name="TABLA_5f_ITEMS.1">
          <table:table-cell table:style-name="TABLA_5f_ITEMS.A2" office:value-type="string">
            <text:p text:style-name="P12">[PARTIDA_PARCIAL]</text:p>
          </table:table-cell>
          <table:table-cell table:style-name="TABLA_5f_ITEMS.B2" office:value-type="string">
            <text:p text:style-name="P13">[CODIGO]</text:p>
          </table:table-cell>
          <table:table-cell table:style-name="TABLA_5f_ITEMS.C2" office:value-type="string">
            <text:p text:style-name="P13">[NOMBRE]</text:p>
          </table:table-cell>
        </table:table-row>
      </table:table>
      <text:p text:style-name="P3"/>
      <text:p text:style-name="P4"/>
      <text:p text:style-name="P4"/>
      <text:p text:style-name="P6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26576" style:font-name-asian="Arial" style:font-size-asian="8pt" style:font-name-complex="Arial" style:font-size-complex="8pt"/>
    </style:style>
    <style:style style:name="MP2" style:family="paragraph" style:parent-style-name="Footer">
      <style:text-properties style:font-name="Arial1" fo:font-size="9pt" style:font-size-asian="9pt" style:font-size-complex="9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12e3a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portrait" fo:margin-top="0.7in" fo:margin-bottom="0.3937in" fo:margin-left="0.7874in" fo:margin-right="0.7874in" fo:background-color="transparent" style:writing-mode="lr-tb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6457in" fo:margin-left="0in" fo:margin-right="0in" fo:margin-bottom="0.2362in" style:shadow="none" fo:background-color="transparent" style:dynamic-spacing="tru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MP1"><draw:frame draw:style-name="Mfr1" draw:name="Image2" text:anchor-type="paragraph" svg:x="0.0965in" svg:y="-0.589in" svg:width="1.4272in" svg:height="0.9181in" draw:z-index="0"><draw:image xlink:href="Pictures/1000000000000119000000B3A9F37FC0.png" xlink:type="simple" xlink:show="embed" xlink:actuate="onLoad"/></draw:frame><text:span text:style-name="MT1">Fecha </text:span><text:span text:style-name="MT2">emisión reporte</text:span>: [FECHA]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30T13:44:04.291484097</dc:date>
    <meta:generator>LibreOffice/4.4.6.3$Linux_X86_64 LibreOffice_project/40m0$Build-3</meta:generator>
    <meta:editing-duration>PT10M8S</meta:editing-duration>
    <meta:editing-cycles>33</meta:editing-cycles>
    <dc:creator>gsantacruz </dc:creator>
    <meta:document-statistic meta:table-count="1" meta:image-count="1" meta:object-count="0" meta:page-count="1" meta:paragraph-count="9" meta:word-count="17" meta:character-count="118" meta:non-whitespace-character-count="110"/>
  </office:meta>
</office:document-meta>
</file>